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8dad2" officeooo:paragraph-rsid="0018dad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8dad2" officeooo:paragraph-rsid="0018dad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8dad2" officeooo:paragraph-rsid="0018dad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9ba3" officeooo:paragraph-rsid="0018dad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5429" officeooo:paragraph-rsid="001c542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bccc" officeooo:paragraph-rsid="001dbcc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bccc" officeooo:paragraph-rsid="001dbcc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d6bb" officeooo:paragraph-rsid="001fd6bb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6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11 : Se sensibiliser à l’hygiène informatique et à la cybersécurité</text:p>
      <text:p text:style-name="P2"/>
      <text:p text:style-name="P3">(Sur moodle SAE 11)</text:p>
      <text:p text:style-name="P4"/>
      <text:p text:style-name="P5">Groupe SAE :</text:p>
      <text:p text:style-name="P5">- Moi</text:p>
      <text:p text:style-name="P5">- Maxime</text:p>
      <text:p text:style-name="P5">- Mohamed Amine</text:p>
      <text:p text:style-name="P5"/>
      <text:p text:style-name="P6">Thème en solo :</text:p>
      <text:p text:style-name="P7"><text:span text:style-name="T1">- </text:span><text:span text:style-name="T2">Ransomware</text:span></text:p>
      <text:p text:style-name="P7"><text:span text:style-name="T2"/></text:p>
      <text:p text:style-name="P7"><text:span text:style-name="T2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7:09:13.630000000</meta:creation-date>
    <dc:date>2022-10-26T08:43:48.938000000</dc:date>
    <meta:editing-duration>PT21M46S</meta:editing-duration>
    <meta:editing-cycles>4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8" meta:word-count="31" meta:character-count="156" meta:non-whitespace-character-count="133"/>
  </office:meta>
</office:document-meta>
</file>